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draw:layer="layout" svg:width="2.538cm" svg:height="1.888cm" svg:x="1.008cm" svg:y="5.503cm">
          <text:p text:style-name="P1"><text:span text:style-name="T1">Perceptro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3.81cm" svg:height="1.888cm" svg:x="4.811cm" svg:y="5.51cm">
          <text:p text:style-name="P1"><text:span text:style-name="T1">Perceptron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4.447cm" svg:height="1.888cm" svg:x="9.888cm" svg:y="5.493cm">
          <text:p text:style-name="P1"><text:span text:style-name="T1">MultilayerPerceptro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2.538cm" svg:height="1.888cm" svg:x="0.976cm" svg:y="7.968cm">
          <text:p text:style-name="P1"><text:span text:style-name="T1">Scaling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3.219cm" svg:height="1.888cm" svg:x="4.793cm" svg:y="7.968cm">
          <text:p text:style-name="P1"><text:span text:style-name="T1">Unscaling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3.17cm" svg:height="1.888cm" svg:x="1.005cm" svg:y="10.567cm">
          <text:p text:style-name="P1"><text:span text:style-name="T1">Conditions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3.191cm" svg:height="1.888cm" svg:x="9.389cm" svg:y="7.947cm">
          <text:p text:style-name="P1"><text:span text:style-name="T1">Bounding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3.87cm" svg:height="1.888cm" svg:x="5.443cm" svg:y="10.542cm">
          <text:p text:style-name="P1"><text:span text:style-name="T1">ProbabilisticLaye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5.067cm" svg:height="1.888cm" svg:x="0.99cm" svg:y="15.618cm">
          <text:p text:style-name="P1"><text:span text:style-name="T1">IndependentParameters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5.715cm" svg:height="1.888cm" svg:x="0.991cm" svg:y="13.071cm">
          <text:p text:style-name="P1"><text:span text:style-name="T1">InputsOutputsInformatio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draw:layer="layout" svg:width="3.819cm" svg:height="1.888cm" svg:x="0.991cm" svg:y="2.92cm">
          <text:p text:style-name="P1"><text:span text:style-name="T1">NeuralNetwork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o Lopez</meta:initial-creator>
    <meta:creation-date>2010-11-22T17:37:45</meta:creation-date>
    <meta:generator>OpenOffice.org/3.3$Win32 OpenOffice.org_project/330m20$Build-9567</meta:generator>
    <dc:date>2012-06-04T20:26:47.90</dc:date>
    <meta:editing-duration>PT3H47M4S</meta:editing-duration>
    <meta:editing-cycles>25</meta:editing-cycles>
    <meta:document-statistic meta:object-count="11"/>
  </office:meta>
</office:document-meta>
</file>